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<text:a xlink:type="simple" xlink:href="briar.html" office:name=""><text:span text:style-name="Definition"><text:span text:style-name="T1">IMPORTANT RECOMMENDATION FOR UKRAINIANS. ВАЖЛИВА РЕКОМЕНДАЦІЯ ДЛЯ УКРАЇНЦІВ</text:span></text:span></text:a>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Direct downloads:</text:span> - CryptPad.fr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 (temporarily unavailable)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Raw <text:a xlink:type="simple" xlink:href="https://raw.githubusercontent.com/NobodySpecial256/thgtoa/master/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The guide and all the files are also readily available on Archive.org and Archive.today:</text:p>
      <text:list text:style-name="L1">
        <text:list-item>
          <text:p text:style-name="P1">Archive.org: <text:a xlink:type="simple" xlink:href="https://web.archive.org/web/https://anonymousplanet-ng.org/" office:name=""><text:span text:style-name="Definition">https://web.archive.org/web/https://anonymousplanet-ng.org/</text:span></text:a></text:p>
        </text:list-item>
        <text:list-item>
          <text:p text:style-name="P1">Archive.today: <text:a xlink:type="simple" xlink:href="https://archive.fo/anonymousplanet-ng.org/" office:name=""><text:span text:style-name="Definition">https://archive.fo/anonymousplanet-ng.org/</text:span></text:a></text:p>
        </text:list-item>
        <text:list-item>
          <text:p text:style-name="P1">Archive.today over Tor: <text:a xlink:type="simple" xlink:href="http://archiveiya74codqgiixo33q62qlrqtkgmcitqx5u2oeqnmn5bpcbiyd.onion/anonymousplanet-ng.org/" office:name=""><text:span text:style-name="Definition">http://archiveiya74codqgiixo33q62qlrqtkgmcitqx5u2oeqnmn5bpcbiyd.onion/anonymousplanet-ng.org/</text:span></text:a></text:p>
        </text:list-item>
      </text:list>
      <text:p text:style-name="First_20_paragraph">If you want to access/see the original/legacy project, please see the <text:a xlink:type="simple" xlink:href="legacy.html" office:name=""><text:span text:style-name="Definition">legacy resources</text:span></text:a> page.</text:p>
      <text:p text:style-name="Text_20_body">If you want to see the changes between your PDF and the latest PDF, you could use one of these tools (I do not endorse those):</text:p>
      <text:list text:style-name="L2">
        <text:list-item>
          <text:p text:style-name="P2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2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2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1T02:39:31Z</meta:creation-date>
    <dc:date>2022-05-11T02:39:31Z</dc:date>
  </office:meta>
</office:document-meta>
</file>